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99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5.999cm" svg:height="8.999cm" svg:x="15.531cm" svg:y="0.1cm">
            <draw:object draw:notify-on-update-of-ranges="Foglio1.E1:Foglio1.E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$B$4]*[.D1]*[.D1]*[.D1]+[.$B$5]*[.D1]*[.D1]+[.$B$6]*[.D1]+[.$B$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B$4]*[.D2]*[.D2]*[.D2]+[.$B$5]*[.D2]*[.D2]+[.$B$6]*[.D2]+[.$B$7]" office:value-type="float" office:value="1.002682" calcext:value-type="float">
            <text:p>1,002682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formula="of:=[.$B$4]*[.D3]*[.D3]*[.D3]+[.$B$5]*[.D3]*[.D3]+[.$B$6]*[.D3]+[.$B$7]" office:value-type="float" office:value="1.010656" calcext:value-type="float">
            <text:p>1,010656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table:formula="of:=-2*([.B2]-[.B1])/([.A2]*[.A2]*[.A2])" office:value-type="float" office:value="-0.000018" calcext:value-type="float">
            <text:p>-0,00001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B$4]*[.D4]*[.D4]*[.D4]+[.$B$5]*[.D4]*[.D4]+[.$B$6]*[.D4]+[.$B$7]" office:value-type="float" office:value="1.023814" calcext:value-type="float">
            <text:p>1,023814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table:formula="of:=3*([.B2]-[.B1])/([.A2]*[.A2])" office:value-type="float" office:value="0.0027" calcext:value-type="float">
            <text:p>0,0027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B$4]*[.D5]*[.D5]*[.D5]+[.$B$5]*[.D5]*[.D5]+[.$B$6]*[.D5]+[.$B$7]" office:value-type="float" office:value="1.042048" calcext:value-type="float">
            <text:p>1,042048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B$4]*[.D6]*[.D6]*[.D6]+[.$B$5]*[.D6]*[.D6]+[.$B$6]*[.D6]+[.$B$7]" office:value-type="float" office:value="1.06525" calcext:value-type="float">
            <text:p>1,06525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table:formula="of:=[.B1]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B$4]*[.D7]*[.D7]*[.D7]+[.$B$5]*[.D7]*[.D7]+[.$B$6]*[.D7]+[.$B$7]" office:value-type="float" office:value="1.093312" calcext:value-type="float">
            <text:p>1,093312</text:p>
          </table:table-cell>
        </table:table-row>
        <table:table-row table:style-name="ro2">
          <table:table-cell table:number-columns-repeated="3"/>
          <table:table-cell office:value-type="float" office:value="7" calcext:value-type="float">
            <text:p>7</text:p>
          </table:table-cell>
          <table:table-cell table:formula="of:=[.$B$4]*[.D8]*[.D8]*[.D8]+[.$B$5]*[.D8]*[.D8]+[.$B$6]*[.D8]+[.$B$7]" office:value-type="float" office:value="1.126126" calcext:value-type="float">
            <text:p>1,126126</text:p>
          </table:table-cell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table:formula="of:=[.$B$4]*[.D9]*[.D9]*[.D9]+[.$B$5]*[.D9]*[.D9]+[.$B$6]*[.D9]+[.$B$7]" office:value-type="float" office:value="1.163584" calcext:value-type="float">
            <text:p>1,163584</text:p>
          </table:table-cell>
        </table:table-row>
        <table:table-row table:style-name="ro2">
          <table:table-cell table:number-columns-repeated="3"/>
          <table:table-cell office:value-type="float" office:value="9" calcext:value-type="float">
            <text:p>9</text:p>
          </table:table-cell>
          <table:table-cell table:formula="of:=[.$B$4]*[.D10]*[.D10]*[.D10]+[.$B$5]*[.D10]*[.D10]+[.$B$6]*[.D10]+[.$B$7]" office:value-type="float" office:value="1.205578" calcext:value-type="float">
            <text:p>1,205578</text:p>
          </table:table-cell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 table:formula="of:=[.$B$4]*[.D11]*[.D11]*[.D11]+[.$B$5]*[.D11]*[.D11]+[.$B$6]*[.D11]+[.$B$7]" office:value-type="float" office:value="1.252" calcext:value-type="float">
            <text:p>1,252</text:p>
          </table:table-cell>
        </table:table-row>
        <table:table-row table:style-name="ro2">
          <table:table-cell table:number-columns-repeated="3"/>
          <table:table-cell office:value-type="float" office:value="11" calcext:value-type="float">
            <text:p>11</text:p>
          </table:table-cell>
          <table:table-cell table:formula="of:=[.$B$4]*[.D12]*[.D12]*[.D12]+[.$B$5]*[.D12]*[.D12]+[.$B$6]*[.D12]+[.$B$7]" office:value-type="float" office:value="1.302742" calcext:value-type="float">
            <text:p>1,302742</text:p>
          </table:table-cell>
        </table:table-row>
        <table:table-row table:style-name="ro2">
          <table:table-cell table:number-columns-repeated="3"/>
          <table:table-cell office:value-type="float" office:value="12" calcext:value-type="float">
            <text:p>12</text:p>
          </table:table-cell>
          <table:table-cell table:formula="of:=[.$B$4]*[.D13]*[.D13]*[.D13]+[.$B$5]*[.D13]*[.D13]+[.$B$6]*[.D13]+[.$B$7]" office:value-type="float" office:value="1.357696" calcext:value-type="float">
            <text:p>1,357696</text:p>
          </table:table-cell>
        </table:table-row>
        <table:table-row table:style-name="ro2">
          <table:table-cell table:number-columns-repeated="3"/>
          <table:table-cell office:value-type="float" office:value="13" calcext:value-type="float">
            <text:p>13</text:p>
          </table:table-cell>
          <table:table-cell table:formula="of:=[.$B$4]*[.D14]*[.D14]*[.D14]+[.$B$5]*[.D14]*[.D14]+[.$B$6]*[.D14]+[.$B$7]" office:value-type="float" office:value="1.416754" calcext:value-type="float">
            <text:p>1,416754</text:p>
          </table:table-cell>
        </table:table-row>
        <table:table-row table:style-name="ro2">
          <table:table-cell table:number-columns-repeated="3"/>
          <table:table-cell office:value-type="float" office:value="14" calcext:value-type="float">
            <text:p>14</text:p>
          </table:table-cell>
          <table:table-cell table:formula="of:=[.$B$4]*[.D15]*[.D15]*[.D15]+[.$B$5]*[.D15]*[.D15]+[.$B$6]*[.D15]+[.$B$7]" office:value-type="float" office:value="1.479808" calcext:value-type="float">
            <text:p>1,479808</text:p>
          </table:table-cell>
        </table:table-row>
        <table:table-row table:style-name="ro2">
          <table:table-cell table:number-columns-repeated="3"/>
          <table:table-cell office:value-type="float" office:value="15" calcext:value-type="float">
            <text:p>15</text:p>
          </table:table-cell>
          <table:table-cell table:formula="of:=[.$B$4]*[.D16]*[.D16]*[.D16]+[.$B$5]*[.D16]*[.D16]+[.$B$6]*[.D16]+[.$B$7]" office:value-type="float" office:value="1.54675" calcext:value-type="float">
            <text:p>1,54675</text:p>
          </table:table-cell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table:formula="of:=[.$B$4]*[.D17]*[.D17]*[.D17]+[.$B$5]*[.D17]*[.D17]+[.$B$6]*[.D17]+[.$B$7]" office:value-type="float" office:value="1.617472" calcext:value-type="float">
            <text:p>1,617472</text:p>
          </table:table-cell>
        </table:table-row>
        <table:table-row table:style-name="ro2">
          <table:table-cell table:number-columns-repeated="3"/>
          <table:table-cell office:value-type="float" office:value="17" calcext:value-type="float">
            <text:p>17</text:p>
          </table:table-cell>
          <table:table-cell table:formula="of:=[.$B$4]*[.D18]*[.D18]*[.D18]+[.$B$5]*[.D18]*[.D18]+[.$B$6]*[.D18]+[.$B$7]" office:value-type="float" office:value="1.691866" calcext:value-type="float">
            <text:p>1,691866</text:p>
          </table:table-cell>
        </table:table-row>
        <table:table-row table:style-name="ro2">
          <table:table-cell table:number-columns-repeated="3"/>
          <table:table-cell office:value-type="float" office:value="18" calcext:value-type="float">
            <text:p>18</text:p>
          </table:table-cell>
          <table:table-cell table:formula="of:=[.$B$4]*[.D19]*[.D19]*[.D19]+[.$B$5]*[.D19]*[.D19]+[.$B$6]*[.D19]+[.$B$7]" office:value-type="float" office:value="1.769824" calcext:value-type="float">
            <text:p>1,769824</text:p>
          </table:table-cell>
        </table:table-row>
        <table:table-row table:style-name="ro2">
          <table:table-cell table:number-columns-repeated="3"/>
          <table:table-cell office:value-type="float" office:value="19" calcext:value-type="float">
            <text:p>19</text:p>
          </table:table-cell>
          <table:table-cell table:formula="of:=[.$B$4]*[.D20]*[.D20]*[.D20]+[.$B$5]*[.D20]*[.D20]+[.$B$6]*[.D20]+[.$B$7]" office:value-type="float" office:value="1.851238" calcext:value-type="float">
            <text:p>1,851238</text:p>
          </table:table-cell>
        </table:table-row>
        <table:table-row table:style-name="ro2">
          <table:table-cell table:number-columns-repeated="3"/>
          <table:table-cell office:value-type="float" office:value="20" calcext:value-type="float">
            <text:p>20</text:p>
          </table:table-cell>
          <table:table-cell table:formula="of:=[.$B$4]*[.D21]*[.D21]*[.D21]+[.$B$5]*[.D21]*[.D21]+[.$B$6]*[.D21]+[.$B$7]" office:value-type="float" office:value="1.936" calcext:value-type="float">
            <text:p>1,936</text:p>
          </table:table-cell>
        </table:table-row>
        <table:table-row table:style-name="ro2">
          <table:table-cell table:number-columns-repeated="3"/>
          <table:table-cell office:value-type="float" office:value="21" calcext:value-type="float">
            <text:p>21</text:p>
          </table:table-cell>
          <table:table-cell table:formula="of:=[.$B$4]*[.D22]*[.D22]*[.D22]+[.$B$5]*[.D22]*[.D22]+[.$B$6]*[.D22]+[.$B$7]" office:value-type="float" office:value="2.024002" calcext:value-type="float">
            <text:p>2,024002</text:p>
          </table:table-cell>
        </table:table-row>
        <table:table-row table:style-name="ro2">
          <table:table-cell table:number-columns-repeated="3"/>
          <table:table-cell office:value-type="float" office:value="22" calcext:value-type="float">
            <text:p>22</text:p>
          </table:table-cell>
          <table:table-cell table:formula="of:=[.$B$4]*[.D23]*[.D23]*[.D23]+[.$B$5]*[.D23]*[.D23]+[.$B$6]*[.D23]+[.$B$7]" office:value-type="float" office:value="2.115136" calcext:value-type="float">
            <text:p>2,115136</text:p>
          </table:table-cell>
        </table:table-row>
        <table:table-row table:style-name="ro2">
          <table:table-cell table:number-columns-repeated="3"/>
          <table:table-cell office:value-type="float" office:value="23" calcext:value-type="float">
            <text:p>23</text:p>
          </table:table-cell>
          <table:table-cell table:formula="of:=[.$B$4]*[.D24]*[.D24]*[.D24]+[.$B$5]*[.D24]*[.D24]+[.$B$6]*[.D24]+[.$B$7]" office:value-type="float" office:value="2.209294" calcext:value-type="float">
            <text:p>2,209294</text:p>
          </table:table-cell>
        </table:table-row>
        <table:table-row table:style-name="ro2">
          <table:table-cell table:number-columns-repeated="3"/>
          <table:table-cell office:value-type="float" office:value="24" calcext:value-type="float">
            <text:p>24</text:p>
          </table:table-cell>
          <table:table-cell table:formula="of:=[.$B$4]*[.D25]*[.D25]*[.D25]+[.$B$5]*[.D25]*[.D25]+[.$B$6]*[.D25]+[.$B$7]" office:value-type="float" office:value="2.306368" calcext:value-type="float">
            <text:p>2,306368</text:p>
          </table:table-cell>
        </table:table-row>
        <table:table-row table:style-name="ro2">
          <table:table-cell table:number-columns-repeated="3"/>
          <table:table-cell office:value-type="float" office:value="25" calcext:value-type="float">
            <text:p>25</text:p>
          </table:table-cell>
          <table:table-cell table:formula="of:=[.$B$4]*[.D26]*[.D26]*[.D26]+[.$B$5]*[.D26]*[.D26]+[.$B$6]*[.D26]+[.$B$7]" office:value-type="float" office:value="2.40625" calcext:value-type="float">
            <text:p>2,40625</text:p>
          </table:table-cell>
        </table:table-row>
        <table:table-row table:style-name="ro2">
          <table:table-cell table:number-columns-repeated="3"/>
          <table:table-cell office:value-type="float" office:value="26" calcext:value-type="float">
            <text:p>26</text:p>
          </table:table-cell>
          <table:table-cell table:formula="of:=[.$B$4]*[.D27]*[.D27]*[.D27]+[.$B$5]*[.D27]*[.D27]+[.$B$6]*[.D27]+[.$B$7]" office:value-type="float" office:value="2.508832" calcext:value-type="float">
            <text:p>2,508832</text:p>
          </table:table-cell>
        </table:table-row>
        <table:table-row table:style-name="ro2">
          <table:table-cell table:number-columns-repeated="3"/>
          <table:table-cell office:value-type="float" office:value="27" calcext:value-type="float">
            <text:p>27</text:p>
          </table:table-cell>
          <table:table-cell table:formula="of:=[.$B$4]*[.D28]*[.D28]*[.D28]+[.$B$5]*[.D28]*[.D28]+[.$B$6]*[.D28]+[.$B$7]" office:value-type="float" office:value="2.614006" calcext:value-type="float">
            <text:p>2,614006</text:p>
          </table:table-cell>
        </table:table-row>
        <table:table-row table:style-name="ro2">
          <table:table-cell table:number-columns-repeated="3"/>
          <table:table-cell office:value-type="float" office:value="28" calcext:value-type="float">
            <text:p>28</text:p>
          </table:table-cell>
          <table:table-cell table:formula="of:=[.$B$4]*[.D29]*[.D29]*[.D29]+[.$B$5]*[.D29]*[.D29]+[.$B$6]*[.D29]+[.$B$7]" office:value-type="float" office:value="2.721664" calcext:value-type="float">
            <text:p>2,721664</text:p>
          </table:table-cell>
        </table:table-row>
        <table:table-row table:style-name="ro2">
          <table:table-cell table:number-columns-repeated="3"/>
          <table:table-cell office:value-type="float" office:value="29" calcext:value-type="float">
            <text:p>29</text:p>
          </table:table-cell>
          <table:table-cell table:formula="of:=[.$B$4]*[.D30]*[.D30]*[.D30]+[.$B$5]*[.D30]*[.D30]+[.$B$6]*[.D30]+[.$B$7]" office:value-type="float" office:value="2.831698" calcext:value-type="float">
            <text:p>2,831698</text:p>
          </table:table-cell>
        </table:table-row>
        <table:table-row table:style-name="ro2">
          <table:table-cell table:number-columns-repeated="3"/>
          <table:table-cell office:value-type="float" office:value="30" calcext:value-type="float">
            <text:p>30</text:p>
          </table:table-cell>
          <table:table-cell table:formula="of:=[.$B$4]*[.D31]*[.D31]*[.D31]+[.$B$5]*[.D31]*[.D31]+[.$B$6]*[.D31]+[.$B$7]" office:value-type="float" office:value="2.944" calcext:value-type="float">
            <text:p>2,944</text:p>
          </table:table-cell>
        </table:table-row>
        <table:table-row table:style-name="ro2">
          <table:table-cell table:number-columns-repeated="3"/>
          <table:table-cell office:value-type="float" office:value="31" calcext:value-type="float">
            <text:p>31</text:p>
          </table:table-cell>
          <table:table-cell table:formula="of:=[.$B$4]*[.D32]*[.D32]*[.D32]+[.$B$5]*[.D32]*[.D32]+[.$B$6]*[.D32]+[.$B$7]" office:value-type="float" office:value="3.058462" calcext:value-type="float">
            <text:p>3,058462</text:p>
          </table:table-cell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table:formula="of:=[.$B$4]*[.D33]*[.D33]*[.D33]+[.$B$5]*[.D33]*[.D33]+[.$B$6]*[.D33]+[.$B$7]" office:value-type="float" office:value="3.174976" calcext:value-type="float">
            <text:p>3,174976</text:p>
          </table:table-cell>
        </table:table-row>
        <table:table-row table:style-name="ro2">
          <table:table-cell table:number-columns-repeated="3"/>
          <table:table-cell office:value-type="float" office:value="33" calcext:value-type="float">
            <text:p>33</text:p>
          </table:table-cell>
          <table:table-cell table:formula="of:=[.$B$4]*[.D34]*[.D34]*[.D34]+[.$B$5]*[.D34]*[.D34]+[.$B$6]*[.D34]+[.$B$7]" office:value-type="float" office:value="3.293434" calcext:value-type="float">
            <text:p>3,293434</text:p>
          </table:table-cell>
        </table:table-row>
        <table:table-row table:style-name="ro2">
          <table:table-cell table:number-columns-repeated="3"/>
          <table:table-cell office:value-type="float" office:value="34" calcext:value-type="float">
            <text:p>34</text:p>
          </table:table-cell>
          <table:table-cell table:formula="of:=[.$B$4]*[.D35]*[.D35]*[.D35]+[.$B$5]*[.D35]*[.D35]+[.$B$6]*[.D35]+[.$B$7]" office:value-type="float" office:value="3.413728" calcext:value-type="float">
            <text:p>3,413728</text:p>
          </table:table-cell>
        </table:table-row>
        <table:table-row table:style-name="ro2">
          <table:table-cell table:number-columns-repeated="3"/>
          <table:table-cell office:value-type="float" office:value="35" calcext:value-type="float">
            <text:p>35</text:p>
          </table:table-cell>
          <table:table-cell table:formula="of:=[.$B$4]*[.D36]*[.D36]*[.D36]+[.$B$5]*[.D36]*[.D36]+[.$B$6]*[.D36]+[.$B$7]" office:value-type="float" office:value="3.53575" calcext:value-type="float">
            <text:p>3,53575</text:p>
          </table:table-cell>
        </table:table-row>
        <table:table-row table:style-name="ro2">
          <table:table-cell table:number-columns-repeated="3"/>
          <table:table-cell office:value-type="float" office:value="36" calcext:value-type="float">
            <text:p>36</text:p>
          </table:table-cell>
          <table:table-cell table:formula="of:=[.$B$4]*[.D37]*[.D37]*[.D37]+[.$B$5]*[.D37]*[.D37]+[.$B$6]*[.D37]+[.$B$7]" office:value-type="float" office:value="3.659392" calcext:value-type="float">
            <text:p>3,659392</text:p>
          </table:table-cell>
        </table:table-row>
        <table:table-row table:style-name="ro2">
          <table:table-cell table:number-columns-repeated="3"/>
          <table:table-cell office:value-type="float" office:value="37" calcext:value-type="float">
            <text:p>37</text:p>
          </table:table-cell>
          <table:table-cell table:formula="of:=[.$B$4]*[.D38]*[.D38]*[.D38]+[.$B$5]*[.D38]*[.D38]+[.$B$6]*[.D38]+[.$B$7]" office:value-type="float" office:value="3.784546" calcext:value-type="float">
            <text:p>3,784546</text:p>
          </table:table-cell>
        </table:table-row>
        <table:table-row table:style-name="ro2">
          <table:table-cell table:number-columns-repeated="3"/>
          <table:table-cell office:value-type="float" office:value="38" calcext:value-type="float">
            <text:p>38</text:p>
          </table:table-cell>
          <table:table-cell table:formula="of:=[.$B$4]*[.D39]*[.D39]*[.D39]+[.$B$5]*[.D39]*[.D39]+[.$B$6]*[.D39]+[.$B$7]" office:value-type="float" office:value="3.911104" calcext:value-type="float">
            <text:p>3,911104</text:p>
          </table:table-cell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table:formula="of:=[.$B$4]*[.D40]*[.D40]*[.D40]+[.$B$5]*[.D40]*[.D40]+[.$B$6]*[.D40]+[.$B$7]" office:value-type="float" office:value="4.038958" calcext:value-type="float">
            <text:p>4,038958</text:p>
          </table:table-cell>
        </table:table-row>
        <table:table-row table:style-name="ro2">
          <table:table-cell table:number-columns-repeated="3"/>
          <table:table-cell office:value-type="float" office:value="40" calcext:value-type="float">
            <text:p>40</text:p>
          </table:table-cell>
          <table:table-cell table:formula="of:=[.$B$4]*[.D41]*[.D41]*[.D41]+[.$B$5]*[.D41]*[.D41]+[.$B$6]*[.D41]+[.$B$7]" office:value-type="float" office:value="4.168" calcext:value-type="float">
            <text:p>4,168</text:p>
          </table:table-cell>
        </table:table-row>
        <table:table-row table:style-name="ro2">
          <table:table-cell table:number-columns-repeated="3"/>
          <table:table-cell office:value-type="float" office:value="41" calcext:value-type="float">
            <text:p>41</text:p>
          </table:table-cell>
          <table:table-cell table:formula="of:=[.$B$4]*[.D42]*[.D42]*[.D42]+[.$B$5]*[.D42]*[.D42]+[.$B$6]*[.D42]+[.$B$7]" office:value-type="float" office:value="4.298122" calcext:value-type="float">
            <text:p>4,298122</text:p>
          </table:table-cell>
        </table:table-row>
        <table:table-row table:style-name="ro2">
          <table:table-cell table:number-columns-repeated="3"/>
          <table:table-cell office:value-type="float" office:value="42" calcext:value-type="float">
            <text:p>42</text:p>
          </table:table-cell>
          <table:table-cell table:formula="of:=[.$B$4]*[.D43]*[.D43]*[.D43]+[.$B$5]*[.D43]*[.D43]+[.$B$6]*[.D43]+[.$B$7]" office:value-type="float" office:value="4.429216" calcext:value-type="float">
            <text:p>4,429216</text:p>
          </table:table-cell>
        </table:table-row>
        <table:table-row table:style-name="ro2">
          <table:table-cell table:number-columns-repeated="3"/>
          <table:table-cell office:value-type="float" office:value="43" calcext:value-type="float">
            <text:p>43</text:p>
          </table:table-cell>
          <table:table-cell table:formula="of:=[.$B$4]*[.D44]*[.D44]*[.D44]+[.$B$5]*[.D44]*[.D44]+[.$B$6]*[.D44]+[.$B$7]" office:value-type="float" office:value="4.561174" calcext:value-type="float">
            <text:p>4,561174</text:p>
          </table:table-cell>
        </table:table-row>
        <table:table-row table:style-name="ro2">
          <table:table-cell table:number-columns-repeated="3"/>
          <table:table-cell office:value-type="float" office:value="44" calcext:value-type="float">
            <text:p>44</text:p>
          </table:table-cell>
          <table:table-cell table:formula="of:=[.$B$4]*[.D45]*[.D45]*[.D45]+[.$B$5]*[.D45]*[.D45]+[.$B$6]*[.D45]+[.$B$7]" office:value-type="float" office:value="4.693888" calcext:value-type="float">
            <text:p>4,693888</text:p>
          </table:table-cell>
        </table:table-row>
        <table:table-row table:style-name="ro2">
          <table:table-cell table:number-columns-repeated="3"/>
          <table:table-cell office:value-type="float" office:value="45" calcext:value-type="float">
            <text:p>45</text:p>
          </table:table-cell>
          <table:table-cell table:formula="of:=[.$B$4]*[.D46]*[.D46]*[.D46]+[.$B$5]*[.D46]*[.D46]+[.$B$6]*[.D46]+[.$B$7]" office:value-type="float" office:value="4.82725" calcext:value-type="float">
            <text:p>4,82725</text:p>
          </table:table-cell>
        </table:table-row>
        <table:table-row table:style-name="ro2">
          <table:table-cell table:number-columns-repeated="3"/>
          <table:table-cell office:value-type="float" office:value="46" calcext:value-type="float">
            <text:p>46</text:p>
          </table:table-cell>
          <table:table-cell table:formula="of:=[.$B$4]*[.D47]*[.D47]*[.D47]+[.$B$5]*[.D47]*[.D47]+[.$B$6]*[.D47]+[.$B$7]" office:value-type="float" office:value="4.961152" calcext:value-type="float">
            <text:p>4,961152</text:p>
          </table:table-cell>
        </table:table-row>
        <table:table-row table:style-name="ro2">
          <table:table-cell table:number-columns-repeated="3"/>
          <table:table-cell office:value-type="float" office:value="47" calcext:value-type="float">
            <text:p>47</text:p>
          </table:table-cell>
          <table:table-cell table:formula="of:=[.$B$4]*[.D48]*[.D48]*[.D48]+[.$B$5]*[.D48]*[.D48]+[.$B$6]*[.D48]+[.$B$7]" office:value-type="float" office:value="5.095486" calcext:value-type="float">
            <text:p>5,095486</text:p>
          </table:table-cell>
        </table:table-row>
        <table:table-row table:style-name="ro2">
          <table:table-cell table:number-columns-repeated="3"/>
          <table:table-cell office:value-type="float" office:value="48" calcext:value-type="float">
            <text:p>48</text:p>
          </table:table-cell>
          <table:table-cell table:formula="of:=[.$B$4]*[.D49]*[.D49]*[.D49]+[.$B$5]*[.D49]*[.D49]+[.$B$6]*[.D49]+[.$B$7]" office:value-type="float" office:value="5.230144" calcext:value-type="float">
            <text:p>5,230144</text:p>
          </table:table-cell>
        </table:table-row>
        <table:table-row table:style-name="ro2">
          <table:table-cell table:number-columns-repeated="3"/>
          <table:table-cell office:value-type="float" office:value="49" calcext:value-type="float">
            <text:p>49</text:p>
          </table:table-cell>
          <table:table-cell table:formula="of:=[.$B$4]*[.D50]*[.D50]*[.D50]+[.$B$5]*[.D50]*[.D50]+[.$B$6]*[.D50]+[.$B$7]" office:value-type="float" office:value="5.365018" calcext:value-type="float">
            <text:p>5,365018</text:p>
          </table:table-cell>
        </table:table-row>
        <table:table-row table:style-name="ro2">
          <table:table-cell table:number-columns-repeated="3"/>
          <table:table-cell office:value-type="float" office:value="50" calcext:value-type="float">
            <text:p>50</text:p>
          </table:table-cell>
          <table:table-cell table:formula="of:=[.$B$4]*[.D51]*[.D51]*[.D51]+[.$B$5]*[.D51]*[.D51]+[.$B$6]*[.D51]+[.$B$7]" office:value-type="float" office:value="5.5" calcext:value-type="float">
            <text:p>5,5</text:p>
          </table:table-cell>
        </table:table-row>
        <table:table-row table:style-name="ro2">
          <table:table-cell table:number-columns-repeated="3"/>
          <table:table-cell office:value-type="float" office:value="51" calcext:value-type="float">
            <text:p>51</text:p>
          </table:table-cell>
          <table:table-cell table:formula="of:=[.$B$4]*[.D52]*[.D52]*[.D52]+[.$B$5]*[.D52]*[.D52]+[.$B$6]*[.D52]+[.$B$7]" office:value-type="float" office:value="5.634982" calcext:value-type="float">
            <text:p>5,634982</text:p>
          </table:table-cell>
        </table:table-row>
        <table:table-row table:style-name="ro2">
          <table:table-cell table:number-columns-repeated="3"/>
          <table:table-cell office:value-type="float" office:value="52" calcext:value-type="float">
            <text:p>52</text:p>
          </table:table-cell>
          <table:table-cell table:formula="of:=[.$B$4]*[.D53]*[.D53]*[.D53]+[.$B$5]*[.D53]*[.D53]+[.$B$6]*[.D53]+[.$B$7]" office:value-type="float" office:value="5.769856" calcext:value-type="float">
            <text:p>5,769856</text:p>
          </table:table-cell>
        </table:table-row>
        <table:table-row table:style-name="ro2">
          <table:table-cell table:number-columns-repeated="3"/>
          <table:table-cell office:value-type="float" office:value="53" calcext:value-type="float">
            <text:p>53</text:p>
          </table:table-cell>
          <table:table-cell table:formula="of:=[.$B$4]*[.D54]*[.D54]*[.D54]+[.$B$5]*[.D54]*[.D54]+[.$B$6]*[.D54]+[.$B$7]" office:value-type="float" office:value="5.904514" calcext:value-type="float">
            <text:p>5,904514</text:p>
          </table:table-cell>
        </table:table-row>
        <table:table-row table:style-name="ro2">
          <table:table-cell table:number-columns-repeated="3"/>
          <table:table-cell office:value-type="float" office:value="54" calcext:value-type="float">
            <text:p>54</text:p>
          </table:table-cell>
          <table:table-cell table:formula="of:=[.$B$4]*[.D55]*[.D55]*[.D55]+[.$B$5]*[.D55]*[.D55]+[.$B$6]*[.D55]+[.$B$7]" office:value-type="float" office:value="6.038848" calcext:value-type="float">
            <text:p>6,038848</text:p>
          </table:table-cell>
        </table:table-row>
        <table:table-row table:style-name="ro2">
          <table:table-cell table:number-columns-repeated="3"/>
          <table:table-cell office:value-type="float" office:value="55" calcext:value-type="float">
            <text:p>55</text:p>
          </table:table-cell>
          <table:table-cell table:formula="of:=[.$B$4]*[.D56]*[.D56]*[.D56]+[.$B$5]*[.D56]*[.D56]+[.$B$6]*[.D56]+[.$B$7]" office:value-type="float" office:value="6.17275" calcext:value-type="float">
            <text:p>6,17275</text:p>
          </table:table-cell>
        </table:table-row>
        <table:table-row table:style-name="ro2">
          <table:table-cell table:number-columns-repeated="3"/>
          <table:table-cell office:value-type="float" office:value="56" calcext:value-type="float">
            <text:p>56</text:p>
          </table:table-cell>
          <table:table-cell table:formula="of:=[.$B$4]*[.D57]*[.D57]*[.D57]+[.$B$5]*[.D57]*[.D57]+[.$B$6]*[.D57]+[.$B$7]" office:value-type="float" office:value="6.306112" calcext:value-type="float">
            <text:p>6,306112</text:p>
          </table:table-cell>
        </table:table-row>
        <table:table-row table:style-name="ro2">
          <table:table-cell table:number-columns-repeated="3"/>
          <table:table-cell office:value-type="float" office:value="57" calcext:value-type="float">
            <text:p>57</text:p>
          </table:table-cell>
          <table:table-cell table:formula="of:=[.$B$4]*[.D58]*[.D58]*[.D58]+[.$B$5]*[.D58]*[.D58]+[.$B$6]*[.D58]+[.$B$7]" office:value-type="float" office:value="6.438826" calcext:value-type="float">
            <text:p>6,438826</text:p>
          </table:table-cell>
        </table:table-row>
        <table:table-row table:style-name="ro2">
          <table:table-cell table:number-columns-repeated="3"/>
          <table:table-cell office:value-type="float" office:value="58" calcext:value-type="float">
            <text:p>58</text:p>
          </table:table-cell>
          <table:table-cell table:formula="of:=[.$B$4]*[.D59]*[.D59]*[.D59]+[.$B$5]*[.D59]*[.D59]+[.$B$6]*[.D59]+[.$B$7]" office:value-type="float" office:value="6.570784" calcext:value-type="float">
            <text:p>6,570784</text:p>
          </table:table-cell>
        </table:table-row>
        <table:table-row table:style-name="ro2">
          <table:table-cell table:number-columns-repeated="3"/>
          <table:table-cell office:value-type="float" office:value="59" calcext:value-type="float">
            <text:p>59</text:p>
          </table:table-cell>
          <table:table-cell table:formula="of:=[.$B$4]*[.D60]*[.D60]*[.D60]+[.$B$5]*[.D60]*[.D60]+[.$B$6]*[.D60]+[.$B$7]" office:value-type="float" office:value="6.701878" calcext:value-type="float">
            <text:p>6,701878</text:p>
          </table:table-cell>
        </table:table-row>
        <table:table-row table:style-name="ro2">
          <table:table-cell table:number-columns-repeated="3"/>
          <table:table-cell office:value-type="float" office:value="60" calcext:value-type="float">
            <text:p>60</text:p>
          </table:table-cell>
          <table:table-cell table:formula="of:=[.$B$4]*[.D61]*[.D61]*[.D61]+[.$B$5]*[.D61]*[.D61]+[.$B$6]*[.D61]+[.$B$7]" office:value-type="float" office:value="6.832" calcext:value-type="float">
            <text:p>6,832</text:p>
          </table:table-cell>
        </table:table-row>
        <table:table-row table:style-name="ro2">
          <table:table-cell table:number-columns-repeated="3"/>
          <table:table-cell office:value-type="float" office:value="61" calcext:value-type="float">
            <text:p>61</text:p>
          </table:table-cell>
          <table:table-cell table:formula="of:=[.$B$4]*[.D62]*[.D62]*[.D62]+[.$B$5]*[.D62]*[.D62]+[.$B$6]*[.D62]+[.$B$7]" office:value-type="float" office:value="6.961042" calcext:value-type="float">
            <text:p>6,961042</text:p>
          </table:table-cell>
        </table:table-row>
        <table:table-row table:style-name="ro2">
          <table:table-cell table:number-columns-repeated="3"/>
          <table:table-cell office:value-type="float" office:value="62" calcext:value-type="float">
            <text:p>62</text:p>
          </table:table-cell>
          <table:table-cell table:formula="of:=[.$B$4]*[.D63]*[.D63]*[.D63]+[.$B$5]*[.D63]*[.D63]+[.$B$6]*[.D63]+[.$B$7]" office:value-type="float" office:value="7.088896" calcext:value-type="float">
            <text:p>7,088896</text:p>
          </table:table-cell>
        </table:table-row>
        <table:table-row table:style-name="ro2">
          <table:table-cell table:number-columns-repeated="3"/>
          <table:table-cell office:value-type="float" office:value="63" calcext:value-type="float">
            <text:p>63</text:p>
          </table:table-cell>
          <table:table-cell table:formula="of:=[.$B$4]*[.D64]*[.D64]*[.D64]+[.$B$5]*[.D64]*[.D64]+[.$B$6]*[.D64]+[.$B$7]" office:value-type="float" office:value="7.215454" calcext:value-type="float">
            <text:p>7,215454</text:p>
          </table:table-cell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table:formula="of:=[.$B$4]*[.D65]*[.D65]*[.D65]+[.$B$5]*[.D65]*[.D65]+[.$B$6]*[.D65]+[.$B$7]" office:value-type="float" office:value="7.340608" calcext:value-type="float">
            <text:p>7,340608</text:p>
          </table:table-cell>
        </table:table-row>
        <table:table-row table:style-name="ro2">
          <table:table-cell table:number-columns-repeated="3"/>
          <table:table-cell office:value-type="float" office:value="65" calcext:value-type="float">
            <text:p>65</text:p>
          </table:table-cell>
          <table:table-cell table:formula="of:=[.$B$4]*[.D66]*[.D66]*[.D66]+[.$B$5]*[.D66]*[.D66]+[.$B$6]*[.D66]+[.$B$7]" office:value-type="float" office:value="7.46425" calcext:value-type="float">
            <text:p>7,46425</text:p>
          </table:table-cell>
        </table:table-row>
        <table:table-row table:style-name="ro2">
          <table:table-cell table:number-columns-repeated="3"/>
          <table:table-cell office:value-type="float" office:value="66" calcext:value-type="float">
            <text:p>66</text:p>
          </table:table-cell>
          <table:table-cell table:formula="of:=[.$B$4]*[.D67]*[.D67]*[.D67]+[.$B$5]*[.D67]*[.D67]+[.$B$6]*[.D67]+[.$B$7]" office:value-type="float" office:value="7.586272" calcext:value-type="float">
            <text:p>7,586272</text:p>
          </table:table-cell>
        </table:table-row>
        <table:table-row table:style-name="ro2">
          <table:table-cell table:number-columns-repeated="3"/>
          <table:table-cell office:value-type="float" office:value="67" calcext:value-type="float">
            <text:p>67</text:p>
          </table:table-cell>
          <table:table-cell table:formula="of:=[.$B$4]*[.D68]*[.D68]*[.D68]+[.$B$5]*[.D68]*[.D68]+[.$B$6]*[.D68]+[.$B$7]" office:value-type="float" office:value="7.706566" calcext:value-type="float">
            <text:p>7,706566</text:p>
          </table:table-cell>
        </table:table-row>
        <table:table-row table:style-name="ro2">
          <table:table-cell table:number-columns-repeated="3"/>
          <table:table-cell office:value-type="float" office:value="68" calcext:value-type="float">
            <text:p>68</text:p>
          </table:table-cell>
          <table:table-cell table:formula="of:=[.$B$4]*[.D69]*[.D69]*[.D69]+[.$B$5]*[.D69]*[.D69]+[.$B$6]*[.D69]+[.$B$7]" office:value-type="float" office:value="7.825024" calcext:value-type="float">
            <text:p>7,825024</text:p>
          </table:table-cell>
        </table:table-row>
        <table:table-row table:style-name="ro2">
          <table:table-cell table:number-columns-repeated="3"/>
          <table:table-cell office:value-type="float" office:value="69" calcext:value-type="float">
            <text:p>69</text:p>
          </table:table-cell>
          <table:table-cell table:formula="of:=[.$B$4]*[.D70]*[.D70]*[.D70]+[.$B$5]*[.D70]*[.D70]+[.$B$6]*[.D70]+[.$B$7]" office:value-type="float" office:value="7.941538" calcext:value-type="float">
            <text:p>7,941538</text:p>
          </table:table-cell>
        </table:table-row>
        <table:table-row table:style-name="ro2">
          <table:table-cell table:number-columns-repeated="3"/>
          <table:table-cell office:value-type="float" office:value="70" calcext:value-type="float">
            <text:p>70</text:p>
          </table:table-cell>
          <table:table-cell table:formula="of:=[.$B$4]*[.D71]*[.D71]*[.D71]+[.$B$5]*[.D71]*[.D71]+[.$B$6]*[.D71]+[.$B$7]" office:value-type="float" office:value="8.056" calcext:value-type="float">
            <text:p>8,056</text:p>
          </table:table-cell>
        </table:table-row>
        <table:table-row table:style-name="ro2">
          <table:table-cell table:number-columns-repeated="3"/>
          <table:table-cell office:value-type="float" office:value="71" calcext:value-type="float">
            <text:p>71</text:p>
          </table:table-cell>
          <table:table-cell table:formula="of:=[.$B$4]*[.D72]*[.D72]*[.D72]+[.$B$5]*[.D72]*[.D72]+[.$B$6]*[.D72]+[.$B$7]" office:value-type="float" office:value="8.168302" calcext:value-type="float">
            <text:p>8,168302</text:p>
          </table:table-cell>
        </table:table-row>
        <table:table-row table:style-name="ro2">
          <table:table-cell table:number-columns-repeated="3"/>
          <table:table-cell office:value-type="float" office:value="72" calcext:value-type="float">
            <text:p>72</text:p>
          </table:table-cell>
          <table:table-cell table:formula="of:=[.$B$4]*[.D73]*[.D73]*[.D73]+[.$B$5]*[.D73]*[.D73]+[.$B$6]*[.D73]+[.$B$7]" office:value-type="float" office:value="8.278336" calcext:value-type="float">
            <text:p>8,278336</text:p>
          </table:table-cell>
        </table:table-row>
        <table:table-row table:style-name="ro2">
          <table:table-cell table:number-columns-repeated="3"/>
          <table:table-cell office:value-type="float" office:value="73" calcext:value-type="float">
            <text:p>73</text:p>
          </table:table-cell>
          <table:table-cell table:formula="of:=[.$B$4]*[.D74]*[.D74]*[.D74]+[.$B$5]*[.D74]*[.D74]+[.$B$6]*[.D74]+[.$B$7]" office:value-type="float" office:value="8.385994" calcext:value-type="float">
            <text:p>8,385994</text:p>
          </table:table-cell>
        </table:table-row>
        <table:table-row table:style-name="ro2">
          <table:table-cell table:number-columns-repeated="3"/>
          <table:table-cell office:value-type="float" office:value="74" calcext:value-type="float">
            <text:p>74</text:p>
          </table:table-cell>
          <table:table-cell table:formula="of:=[.$B$4]*[.D75]*[.D75]*[.D75]+[.$B$5]*[.D75]*[.D75]+[.$B$6]*[.D75]+[.$B$7]" office:value-type="float" office:value="8.491168" calcext:value-type="float">
            <text:p>8,491168</text:p>
          </table:table-cell>
        </table:table-row>
        <table:table-row table:style-name="ro2">
          <table:table-cell table:number-columns-repeated="3"/>
          <table:table-cell office:value-type="float" office:value="75" calcext:value-type="float">
            <text:p>75</text:p>
          </table:table-cell>
          <table:table-cell table:formula="of:=[.$B$4]*[.D76]*[.D76]*[.D76]+[.$B$5]*[.D76]*[.D76]+[.$B$6]*[.D76]+[.$B$7]" office:value-type="float" office:value="8.59375" calcext:value-type="float">
            <text:p>8,59375</text:p>
          </table:table-cell>
        </table:table-row>
        <table:table-row table:style-name="ro2">
          <table:table-cell table:number-columns-repeated="3"/>
          <table:table-cell office:value-type="float" office:value="76" calcext:value-type="float">
            <text:p>76</text:p>
          </table:table-cell>
          <table:table-cell table:formula="of:=[.$B$4]*[.D77]*[.D77]*[.D77]+[.$B$5]*[.D77]*[.D77]+[.$B$6]*[.D77]+[.$B$7]" office:value-type="float" office:value="8.693632" calcext:value-type="float">
            <text:p>8,693632</text:p>
          </table:table-cell>
        </table:table-row>
        <table:table-row table:style-name="ro2">
          <table:table-cell table:number-columns-repeated="3"/>
          <table:table-cell office:value-type="float" office:value="77" calcext:value-type="float">
            <text:p>77</text:p>
          </table:table-cell>
          <table:table-cell table:formula="of:=[.$B$4]*[.D78]*[.D78]*[.D78]+[.$B$5]*[.D78]*[.D78]+[.$B$6]*[.D78]+[.$B$7]" office:value-type="float" office:value="8.790706" calcext:value-type="float">
            <text:p>8,790706</text:p>
          </table:table-cell>
        </table:table-row>
        <table:table-row table:style-name="ro2">
          <table:table-cell table:number-columns-repeated="3"/>
          <table:table-cell office:value-type="float" office:value="78" calcext:value-type="float">
            <text:p>78</text:p>
          </table:table-cell>
          <table:table-cell table:formula="of:=[.$B$4]*[.D79]*[.D79]*[.D79]+[.$B$5]*[.D79]*[.D79]+[.$B$6]*[.D79]+[.$B$7]" office:value-type="float" office:value="8.884864" calcext:value-type="float">
            <text:p>8,884864</text:p>
          </table:table-cell>
        </table:table-row>
        <table:table-row table:style-name="ro2">
          <table:table-cell table:number-columns-repeated="3"/>
          <table:table-cell office:value-type="float" office:value="79" calcext:value-type="float">
            <text:p>79</text:p>
          </table:table-cell>
          <table:table-cell table:formula="of:=[.$B$4]*[.D80]*[.D80]*[.D80]+[.$B$5]*[.D80]*[.D80]+[.$B$6]*[.D80]+[.$B$7]" office:value-type="float" office:value="8.975998" calcext:value-type="float">
            <text:p>8,975998</text:p>
          </table:table-cell>
        </table:table-row>
        <table:table-row table:style-name="ro2">
          <table:table-cell table:number-columns-repeated="3"/>
          <table:table-cell office:value-type="float" office:value="80" calcext:value-type="float">
            <text:p>80</text:p>
          </table:table-cell>
          <table:table-cell table:formula="of:=[.$B$4]*[.D81]*[.D81]*[.D81]+[.$B$5]*[.D81]*[.D81]+[.$B$6]*[.D81]+[.$B$7]" office:value-type="float" office:value="9.064" calcext:value-type="float">
            <text:p>9,064</text:p>
          </table:table-cell>
        </table:table-row>
        <table:table-row table:style-name="ro2">
          <table:table-cell table:number-columns-repeated="3"/>
          <table:table-cell office:value-type="float" office:value="81" calcext:value-type="float">
            <text:p>81</text:p>
          </table:table-cell>
          <table:table-cell table:formula="of:=[.$B$4]*[.D82]*[.D82]*[.D82]+[.$B$5]*[.D82]*[.D82]+[.$B$6]*[.D82]+[.$B$7]" office:value-type="float" office:value="9.148762" calcext:value-type="float">
            <text:p>9,148762</text:p>
          </table:table-cell>
        </table:table-row>
        <table:table-row table:style-name="ro2">
          <table:table-cell table:number-columns-repeated="3"/>
          <table:table-cell office:value-type="float" office:value="82" calcext:value-type="float">
            <text:p>82</text:p>
          </table:table-cell>
          <table:table-cell table:formula="of:=[.$B$4]*[.D83]*[.D83]*[.D83]+[.$B$5]*[.D83]*[.D83]+[.$B$6]*[.D83]+[.$B$7]" office:value-type="float" office:value="9.230176" calcext:value-type="float">
            <text:p>9,230176</text:p>
          </table:table-cell>
        </table:table-row>
        <table:table-row table:style-name="ro2">
          <table:table-cell table:number-columns-repeated="3"/>
          <table:table-cell office:value-type="float" office:value="83" calcext:value-type="float">
            <text:p>83</text:p>
          </table:table-cell>
          <table:table-cell table:formula="of:=[.$B$4]*[.D84]*[.D84]*[.D84]+[.$B$5]*[.D84]*[.D84]+[.$B$6]*[.D84]+[.$B$7]" office:value-type="float" office:value="9.308134" calcext:value-type="float">
            <text:p>9,308134</text:p>
          </table:table-cell>
        </table:table-row>
        <table:table-row table:style-name="ro2">
          <table:table-cell table:number-columns-repeated="3"/>
          <table:table-cell office:value-type="float" office:value="84" calcext:value-type="float">
            <text:p>84</text:p>
          </table:table-cell>
          <table:table-cell table:formula="of:=[.$B$4]*[.D85]*[.D85]*[.D85]+[.$B$5]*[.D85]*[.D85]+[.$B$6]*[.D85]+[.$B$7]" office:value-type="float" office:value="9.382528" calcext:value-type="float">
            <text:p>9,382528</text:p>
          </table:table-cell>
        </table:table-row>
        <table:table-row table:style-name="ro2">
          <table:table-cell table:number-columns-repeated="3"/>
          <table:table-cell office:value-type="float" office:value="85" calcext:value-type="float">
            <text:p>85</text:p>
          </table:table-cell>
          <table:table-cell table:formula="of:=[.$B$4]*[.D86]*[.D86]*[.D86]+[.$B$5]*[.D86]*[.D86]+[.$B$6]*[.D86]+[.$B$7]" office:value-type="float" office:value="9.45325" calcext:value-type="float">
            <text:p>9,45325</text:p>
          </table:table-cell>
        </table:table-row>
        <table:table-row table:style-name="ro2">
          <table:table-cell table:number-columns-repeated="3"/>
          <table:table-cell office:value-type="float" office:value="86" calcext:value-type="float">
            <text:p>86</text:p>
          </table:table-cell>
          <table:table-cell table:formula="of:=[.$B$4]*[.D87]*[.D87]*[.D87]+[.$B$5]*[.D87]*[.D87]+[.$B$6]*[.D87]+[.$B$7]" office:value-type="float" office:value="9.520192" calcext:value-type="float">
            <text:p>9,520192</text:p>
          </table:table-cell>
        </table:table-row>
        <table:table-row table:style-name="ro2">
          <table:table-cell table:number-columns-repeated="3"/>
          <table:table-cell office:value-type="float" office:value="87" calcext:value-type="float">
            <text:p>87</text:p>
          </table:table-cell>
          <table:table-cell table:formula="of:=[.$B$4]*[.D88]*[.D88]*[.D88]+[.$B$5]*[.D88]*[.D88]+[.$B$6]*[.D88]+[.$B$7]" office:value-type="float" office:value="9.583246" calcext:value-type="float">
            <text:p>9,583246</text:p>
          </table:table-cell>
        </table:table-row>
        <table:table-row table:style-name="ro2">
          <table:table-cell table:number-columns-repeated="3"/>
          <table:table-cell office:value-type="float" office:value="88" calcext:value-type="float">
            <text:p>88</text:p>
          </table:table-cell>
          <table:table-cell table:formula="of:=[.$B$4]*[.D89]*[.D89]*[.D89]+[.$B$5]*[.D89]*[.D89]+[.$B$6]*[.D89]+[.$B$7]" office:value-type="float" office:value="9.642304" calcext:value-type="float">
            <text:p>9,642304</text:p>
          </table:table-cell>
        </table:table-row>
        <table:table-row table:style-name="ro2">
          <table:table-cell table:number-columns-repeated="3"/>
          <table:table-cell office:value-type="float" office:value="89" calcext:value-type="float">
            <text:p>89</text:p>
          </table:table-cell>
          <table:table-cell table:formula="of:=[.$B$4]*[.D90]*[.D90]*[.D90]+[.$B$5]*[.D90]*[.D90]+[.$B$6]*[.D90]+[.$B$7]" office:value-type="float" office:value="9.697258" calcext:value-type="float">
            <text:p>9,697258</text:p>
          </table:table-cell>
        </table:table-row>
        <table:table-row table:style-name="ro2">
          <table:table-cell table:number-columns-repeated="3"/>
          <table:table-cell office:value-type="float" office:value="90" calcext:value-type="float">
            <text:p>90</text:p>
          </table:table-cell>
          <table:table-cell table:formula="of:=[.$B$4]*[.D91]*[.D91]*[.D91]+[.$B$5]*[.D91]*[.D91]+[.$B$6]*[.D91]+[.$B$7]" office:value-type="float" office:value="9.748" calcext:value-type="float">
            <text:p>9,748</text:p>
          </table:table-cell>
        </table:table-row>
        <table:table-row table:style-name="ro2">
          <table:table-cell table:number-columns-repeated="3"/>
          <table:table-cell office:value-type="float" office:value="91" calcext:value-type="float">
            <text:p>91</text:p>
          </table:table-cell>
          <table:table-cell table:formula="of:=[.$B$4]*[.D92]*[.D92]*[.D92]+[.$B$5]*[.D92]*[.D92]+[.$B$6]*[.D92]+[.$B$7]" office:value-type="float" office:value="9.794422" calcext:value-type="float">
            <text:p>9,794422</text:p>
          </table:table-cell>
        </table:table-row>
        <table:table-row table:style-name="ro2">
          <table:table-cell table:number-columns-repeated="3"/>
          <table:table-cell office:value-type="float" office:value="92" calcext:value-type="float">
            <text:p>92</text:p>
          </table:table-cell>
          <table:table-cell table:formula="of:=[.$B$4]*[.D93]*[.D93]*[.D93]+[.$B$5]*[.D93]*[.D93]+[.$B$6]*[.D93]+[.$B$7]" office:value-type="float" office:value="9.836416" calcext:value-type="float">
            <text:p>9,836416</text:p>
          </table:table-cell>
        </table:table-row>
        <table:table-row table:style-name="ro2">
          <table:table-cell table:number-columns-repeated="3"/>
          <table:table-cell office:value-type="float" office:value="93" calcext:value-type="float">
            <text:p>93</text:p>
          </table:table-cell>
          <table:table-cell table:formula="of:=[.$B$4]*[.D94]*[.D94]*[.D94]+[.$B$5]*[.D94]*[.D94]+[.$B$6]*[.D94]+[.$B$7]" office:value-type="float" office:value="9.873874" calcext:value-type="float">
            <text:p>9,873874</text:p>
          </table:table-cell>
        </table:table-row>
        <table:table-row table:style-name="ro2">
          <table:table-cell table:number-columns-repeated="3"/>
          <table:table-cell office:value-type="float" office:value="94" calcext:value-type="float">
            <text:p>94</text:p>
          </table:table-cell>
          <table:table-cell table:formula="of:=[.$B$4]*[.D95]*[.D95]*[.D95]+[.$B$5]*[.D95]*[.D95]+[.$B$6]*[.D95]+[.$B$7]" office:value-type="float" office:value="9.906688" calcext:value-type="float">
            <text:p>9,906688</text:p>
          </table:table-cell>
        </table:table-row>
        <table:table-row table:style-name="ro2">
          <table:table-cell table:number-columns-repeated="3"/>
          <table:table-cell office:value-type="float" office:value="95" calcext:value-type="float">
            <text:p>95</text:p>
          </table:table-cell>
          <table:table-cell table:formula="of:=[.$B$4]*[.D96]*[.D96]*[.D96]+[.$B$5]*[.D96]*[.D96]+[.$B$6]*[.D96]+[.$B$7]" office:value-type="float" office:value="9.93475" calcext:value-type="float">
            <text:p>9,93475</text:p>
          </table:table-cell>
        </table:table-row>
        <table:table-row table:style-name="ro2">
          <table:table-cell table:number-columns-repeated="3"/>
          <table:table-cell office:value-type="float" office:value="96" calcext:value-type="float">
            <text:p>96</text:p>
          </table:table-cell>
          <table:table-cell table:formula="of:=[.$B$4]*[.D97]*[.D97]*[.D97]+[.$B$5]*[.D97]*[.D97]+[.$B$6]*[.D97]+[.$B$7]" office:value-type="float" office:value="9.957952" calcext:value-type="float">
            <text:p>9,957952</text:p>
          </table:table-cell>
        </table:table-row>
        <table:table-row table:style-name="ro2">
          <table:table-cell table:number-columns-repeated="3"/>
          <table:table-cell office:value-type="float" office:value="97" calcext:value-type="float">
            <text:p>97</text:p>
          </table:table-cell>
          <table:table-cell table:formula="of:=[.$B$4]*[.D98]*[.D98]*[.D98]+[.$B$5]*[.D98]*[.D98]+[.$B$6]*[.D98]+[.$B$7]" office:value-type="float" office:value="9.97618600000001" calcext:value-type="float">
            <text:p>9,97618600000001</text:p>
          </table:table-cell>
        </table:table-row>
        <table:table-row table:style-name="ro2">
          <table:table-cell table:number-columns-repeated="3"/>
          <table:table-cell office:value-type="float" office:value="98" calcext:value-type="float">
            <text:p>98</text:p>
          </table:table-cell>
          <table:table-cell table:formula="of:=[.$B$4]*[.D99]*[.D99]*[.D99]+[.$B$5]*[.D99]*[.D99]+[.$B$6]*[.D99]+[.$B$7]" office:value-type="float" office:value="9.989344" calcext:value-type="float">
            <text:p>9,989344</text:p>
          </table:table-cell>
        </table:table-row>
        <table:table-row table:style-name="ro2">
          <table:table-cell table:number-columns-repeated="3"/>
          <table:table-cell office:value-type="float" office:value="99" calcext:value-type="float">
            <text:p>99</text:p>
          </table:table-cell>
          <table:table-cell table:formula="of:=[.$B$4]*[.D100]*[.D100]*[.D100]+[.$B$5]*[.D100]*[.D100]+[.$B$6]*[.D100]+[.$B$7]" office:value-type="float" office:value="9.99731800000001" calcext:value-type="float">
            <text:p>9,99731800000001</text:p>
          </table:table-cell>
        </table:table-row>
        <table:table-row table:style-name="ro2">
          <table:table-cell table:number-columns-repeated="3"/>
          <table:table-cell office:value-type="float" office:value="100" calcext:value-type="float">
            <text:p>100</text:p>
          </table:table-cell>
          <table:table-cell table:formula="of:=[.$B$4]*[.D101]*[.D101]*[.D101]+[.$B$5]*[.D101]*[.D101]+[.$B$6]*[.D101]+[.$B$7]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9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9T15:11:51.216000000</meta:creation-date>
    <dc:date>2023-01-09T15:58:27.258000000</dc:date>
    <meta:editing-duration>PT25M54S</meta:editing-duration>
    <meta:editing-cycles>3</meta:editing-cycles>
    <meta:generator>LibreOffice/7.2.7.2$Windows_X86_64 LibreOffice_project/8d71d29d553c0f7dcbfa38fbfda25ee34cce99a2</meta:generator>
    <meta:document-statistic meta:table-count="1" meta:cell-count="214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Foglio1.E1:Foglio1.E101" svg:x="0.32cm" svg:y="0.18cm" svg:width="12.428cm" svg:height="8.64cm">
          <chart:coordinate-region svg:x="0.941cm" svg:y="0.379cm" svg:width="11.666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E1:Foglio1.E101" chart:class="chart:line"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glio1.E1:Foglio1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2682">
                <text:p>1.0026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0656">
                <text:p>1.0106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23814">
                <text:p>1.023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42048">
                <text:p>1.0420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6525">
                <text:p>1.06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93312">
                <text:p>1.093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26126">
                <text:p>1.1261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63584">
                <text:p>1.1635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05578">
                <text:p>1.2055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52">
                <text:p>1.2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02742">
                <text:p>1.3027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57696">
                <text:p>1.3576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16754">
                <text:p>1.4167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79808">
                <text:p>1.4798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4675">
                <text:p>1.546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17472">
                <text:p>1.6174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91866">
                <text:p>1.6918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69824">
                <text:p>1.7698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51238">
                <text:p>1.8512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36">
                <text:p>1.9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24002">
                <text:p>2.0240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15136">
                <text:p>2.1151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09294">
                <text:p>2.2092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06368">
                <text:p>2.3063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40625">
                <text:p>2.40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508832">
                <text:p>2.5088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614006">
                <text:p>2.6140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721664">
                <text:p>2.721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831698">
                <text:p>2.8316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44">
                <text:p>2.9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058462">
                <text:p>3.0584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74976">
                <text:p>3.1749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293434">
                <text:p>3.2934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13728">
                <text:p>3.4137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3575">
                <text:p>3.535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59392">
                <text:p>3.6593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84546">
                <text:p>3.7845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11104">
                <text:p>3.9111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038958">
                <text:p>4.0389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68">
                <text:p>4.1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98122">
                <text:p>4.2981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429216">
                <text:p>4.4292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561174">
                <text:p>4.5611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693888">
                <text:p>4.6938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82725">
                <text:p>4.827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961152">
                <text:p>4.9611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095486">
                <text:p>5.0954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230144">
                <text:p>5.2301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365018">
                <text:p>5.3650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634982">
                <text:p>5.6349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769856">
                <text:p>5.7698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904514">
                <text:p>5.9045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038848">
                <text:p>6.0388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17275">
                <text:p>6.172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306112">
                <text:p>6.3061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438826">
                <text:p>6.4388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570784">
                <text:p>6.5707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701878">
                <text:p>6.7018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832">
                <text:p>6.8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961042">
                <text:p>6.9610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088896">
                <text:p>7.0888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215454">
                <text:p>7.2154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340608">
                <text:p>7.3406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46425">
                <text:p>7.464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586272">
                <text:p>7.5862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706566">
                <text:p>7.7065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825024">
                <text:p>7.8250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941538">
                <text:p>7.9415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056">
                <text:p>8.0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168302">
                <text:p>8.1683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278336">
                <text:p>8.2783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385994">
                <text:p>8.3859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491168">
                <text:p>8.4911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59375">
                <text:p>8.593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693632">
                <text:p>8.6936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790706">
                <text:p>8.7907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884864">
                <text:p>8.8848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975998">
                <text:p>8.9759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064">
                <text:p>9.0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148762">
                <text:p>9.1487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230176">
                <text:p>9.2301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308134">
                <text:p>9.3081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382528">
                <text:p>9.3825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45325">
                <text:p>9.453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520192">
                <text:p>9.5201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583246">
                <text:p>9.5832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642304">
                <text:p>9.6423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697258">
                <text:p>9.6972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748">
                <text:p>9.7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794422">
                <text:p>9.7944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836416">
                <text:p>9.8364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873874">
                <text:p>9.8738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906688">
                <text:p>9.9066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93475">
                <text:p>9.934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957952">
                <text:p>9.9579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97618600000001">
                <text:p>9.97618600000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989344">
                <text:p>9.9893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9731800000001">
                <text:p>9.99731800000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7.2$Windows_X86_64 LibreOffice_project/8d71d29d553c0f7dcbfa38fbfda25ee34cce99a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